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DBConnectio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3432" officeooo:paragraph-rsid="000c3432"/>
    </style:style>
    <style:style style:name="P2" style:family="paragraph" style:parent-style-name="Standard" style:list-style-name="L1">
      <style:text-properties officeooo:rsid="000c3432" officeooo:paragraph-rsid="000c3432"/>
    </style:style>
    <style:style style:name="P3" style:family="paragraph" style:parent-style-name="Table_20_Contents">
      <style:text-properties officeooo:rsid="000c3432" officeooo:paragraph-rsid="000c3432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3:05:57.651357340</meta:creation-date>
    <dc:date>2024-02-21T14:08:47.842229793</dc:date>
    <meta:editing-duration>PT4H44M29S</meta:editing-duration>
    <meta:editing-cycles>3</meta:editing-cycles>
    <meta:generator>LibreOffice/7.4.7.2$Linux_AARCH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DBConnection.xml><?xml version="1.0" encoding="utf-8"?>
<!DOCTYPE module  PUBLIC '-//OpenOffice.org//DTD OfficeDocument 1.0//EN'  'module.dtd'>
<script:module xmlns:script="http://openoffice.org/2000/script" script:name="DBConnection" script:language="StarBasic" script:moduleType="normal">REM  *****  BASIC  *****

Sub db()
	oCtx = createUnoService("com.sun.star.sdb.DatabaseContext")
	oSrc = oCtx.getByName("New Database")
	oDB = oSrc.GetConnection("","")
	oStatement = oDB.CreateStatement()
	sSQL = "SELECT * FROM Person" 
	oResult = oStatement.executeQuery(sSQL)
	Do While oResult.next()
	Print oResult.getString(1) &amp; " " _
				&amp; oResult.getString(2) &amp; oResult.getString(3) &amp; oResult.getString(4)
Loop

End Sub

Sub InsertTextToCursor()
	 oDoc = ThisComponent
	 oText = oDoc.getText()
	 oViewCursor = oDoc.getCurrentController().getViewCursor()
     oCursor = oText.createTextCursorByRange(oViewCursor.getStart())
     oText.insertString( oViewCursor, "more text ...", false )
End Sub

Sub TableCreating()
     oDoc = ThisComponent
	 oViewCursor = oDoc.getCurrentController().getViewCursor()
	 xTable = oDoc.createInstance( "com.sun.star.text.TextTable" )
	 xTable.initialize(5, 8)
	 xTable.HoriOrient = 0 'com::sun::star::text::HoriOrientation::NONE
	 xTable.LeftMargin = 2000
	 xTable.RightMargin = 1500	 
	 oDoc.getText.insertTextContent( oViewCursor, xTable, false )
	 xTable.getCellByPosition(1, 1).setValue(15)
End Sub

Sub Main()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BConnect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